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" style:font-family-generic="modern" style:font-pitch="fixed"/>
    <style:font-face style:name="MS Mincho Western" svg:font-family="'MS Mincho Western', '‚l‚r –¾’©'" style:font-family-generic="modern" style:font-pitch="fixed"/>
    <style:font-face style:name="MS Mincho1" svg:font-family="'MS Mincho', 'ＭＳ 明朝'" style:font-family-generic="modern" style:font-pitch="fixed"/>
    <style:font-face style:name="Calibri1" svg:font-family="Calibri" style:font-family-generic="modern" style:font-pitch="variable"/>
    <style:font-face style:name="MS Mincho2" svg:font-family="'MS Mincho', 'ＭＳ 明朝'" style:font-family-generic="moder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3.052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middle" draw:auto-grow-height="false" fo:min-height="3.075cm" fo:min-width="3.282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middle" draw:auto-grow-height="false" fo:min-height="1.398cm" fo:min-width="5.451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middle" draw:auto-grow-height="false" fo:min-height="3.075cm" fo:min-width="10.013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middle" draw:auto-grow-height="false" fo:min-height="3.075cm" fo:min-width="17.862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middle" draw:auto-grow-height="false" fo:min-height="0.281cm" fo:min-width="1.402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middle" draw:auto-grow-height="false" fo:min-height="0.281cm" fo:min-width="0.437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middle" draw:auto-grow-height="false" fo:min-height="0.84cm" fo:min-width="1.402cm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draw:textarea-vertical-align="top" fo:min-height="3.052cm"/>
    </style:style>
    <style:style style:name="gr10" style:family="graphic" style:parent-style-name="standard">
      <style:graphic-properties draw:stroke="none" svg:stroke-color="#000000" draw:fill="none" draw:fill-color="#ffffff" draw:textarea-vertical-align="top" fo:min-height="1.401cm"/>
    </style:style>
    <style:style style:name="gr11" style:family="graphic" style:parent-style-name="standard">
      <style:graphic-properties draw:stroke="none" svg:stroke-color="#000000" draw:fill="none" draw:fill-color="#ffffff" draw:textarea-vertical-align="top" fo:min-height="0.424cm"/>
    </style:style>
    <style:style style:name="gr12" style:family="graphic" style:parent-style-name="standard">
      <style:graphic-properties draw:stroke="none" svg:stroke-color="#000000" draw:fill="none" draw:fill-color="#ffffff" draw:textarea-vertical-align="top" fo:min-height="0.043cm"/>
    </style:style>
    <style:style style:name="P1" style:family="paragraph">
      <style:paragraph-properties fo:text-align="center"/>
      <style:text-properties style:font-name="MS Mincho" fo:font-size="80pt" style:font-name-asian="MS Mincho" style:font-size-asian="80pt" style:font-size-complex="80pt"/>
    </style:style>
    <style:style style:name="P2" style:family="paragraph">
      <loext:graphic-properties draw:fill="none" draw:fill-color="#ffffff"/>
      <style:paragraph-properties fo:text-align="center"/>
      <style:text-properties style:font-name="MS Mincho" fo:font-size="80pt" style:font-name-asian="MS Mincho" style:font-size-asian="80pt" style:font-size-complex="80pt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style:paragraph-properties fo:margin-left="0cm" fo:margin-right="0cm" fo:margin-top="0cm" fo:margin-bottom="0.106cm" fo:text-indent="0cm" style:text-autospace="none"/>
      <style:text-properties style:font-name="Calibri" fo:font-size="11pt" style:font-name-asian="MS Mincho1" style:font-size-asian="11pt" style:language-asian="ja" style:country-asian="JP" style:font-name-complex="Calibri" style:font-size-complex="11pt" style:language-complex="ar" style:country-complex="SA"/>
    </style:style>
    <style:style style:name="P5" style:family="paragraph">
      <loext:graphic-properties draw:fill="none" draw:fill-color="#ffffff"/>
      <style:paragraph-properties fo:text-align="start"/>
      <style:text-properties style:font-name="MS Mincho" fo:font-size="11pt" style:font-name-asian="MS Mincho" style:font-size-asian="11pt" style:font-size-complex="11pt"/>
    </style:style>
    <style:style style:name="P6" style:family="paragraph">
      <style:paragraph-properties fo:margin-left="0cm" fo:margin-right="0cm" fo:text-indent="0cm" style:text-autospace="none"/>
      <style:text-properties style:font-name="Calibri" fo:font-size="12pt" style:font-name-asian="MS Mincho1" style:font-size-asian="12pt" style:language-asian="ja" style:country-asian="JP" style:font-name-complex="Calibri" style:font-size-complex="12pt" style:language-complex="ar" style:country-complex="SA"/>
    </style:style>
    <style:style style:name="P7" style:family="paragraph">
      <loext:graphic-properties draw:fill="none" draw:fill-color="#ffffff"/>
      <style:paragraph-properties fo:text-align="start"/>
      <style:text-properties style:font-name="MS Mincho" fo:font-size="12pt" style:font-name-asian="MS Mincho" style:font-size-asian="12pt" style:font-size-complex="12pt"/>
    </style:style>
    <style:style style:name="P8" style:family="paragraph">
      <style:paragraph-properties fo:margin-left="0cm" fo:margin-right="0cm" fo:text-indent="0cm" style:text-autospace="none"/>
      <style:text-properties style:font-name="Calibri" fo:font-size="14pt" fo:font-weight="bold" style:font-name-asian="MS Mincho1" style:font-size-asian="14pt" style:language-asian="ja" style:country-asian="JP" style:font-weight-asian="bold" style:font-name-complex="Calibri" style:font-size-complex="14pt" style:language-complex="ar" style:country-complex="SA" style:font-weight-complex="bold"/>
    </style:style>
    <style:style style:name="P9" style:family="paragraph">
      <loext:graphic-properties draw:fill="none" draw:fill-color="#ffffff"/>
      <style:paragraph-properties fo:text-align="start"/>
      <style:text-properties style:font-name="MS Mincho" fo:font-size="14pt" fo:font-weight="bold" style:font-name-asian="MS Mincho" style:font-size-asian="14pt" style:font-weight-asian="bold" style:font-size-complex="14pt" style:font-weight-complex="bold"/>
    </style:style>
    <style:style style:name="P10" style:family="paragraph">
      <style:paragraph-properties fo:text-align="center"/>
      <style:text-properties style:font-name="MS Mincho" fo:font-size="12pt" style:font-name-asian="MS Mincho" style:font-size-asian="12pt" style:font-size-complex="12pt"/>
    </style:style>
    <style:style style:name="P11" style:family="paragraph">
      <loext:graphic-properties draw:fill="none" draw:fill-color="#ffffff"/>
      <style:paragraph-properties fo:text-align="center"/>
      <style:text-properties style:font-name="MS Mincho" fo:font-size="12pt" style:font-name-asian="MS Mincho" style:font-size-asian="12pt" style:font-size-complex="12pt"/>
    </style:style>
    <style:style style:name="T1" style:family="text">
      <style:text-properties style:font-name="MS Mincho" fo:font-size="80pt" style:font-name-asian="MS Mincho" style:font-size-asian="80pt" style:font-size-complex="80pt"/>
    </style:style>
    <style:style style:name="T2" style:family="text">
      <style:text-properties style:text-position="26% 58%" style:font-name="Adobe Gothic Std B" fo:font-size="11pt" style:font-name-asian="Adobe Gothic Std B" style:font-size-asian="11pt" style:language-asian="ja" style:country-asian="JP" style:font-name-complex="Adobe Gothic Std B" style:font-size-complex="11pt" style:language-complex="ar" style:country-complex="SA"/>
    </style:style>
    <style:style style:name="T3" style:family="text">
      <style:text-properties style:font-name="MS Mincho1" fo:font-size="11pt" style:font-name-asian="MS Mincho1" style:font-size-asian="11pt" style:language-asian="ja" style:country-asian="JP" style:font-name-complex="MS Mincho1" style:font-size-complex="11pt" style:language-complex="ar" style:country-complex="SA"/>
    </style:style>
    <style:style style:name="T4" style:family="text">
      <style:text-properties style:font-name="MS Mincho" fo:font-size="11pt" style:font-name-asian="MS Mincho" style:font-size-asian="11pt" style:font-size-complex="11pt"/>
    </style:style>
    <style:style style:name="T5" style:family="text">
      <style:text-properties style:text-position="26% 58%" style:font-name="Adobe Gothic Std B" fo:font-size="12pt" style:font-name-asian="Adobe Gothic Std B" style:font-size-asian="12pt" style:language-asian="ja" style:country-asian="JP" style:font-name-complex="Adobe Gothic Std B" style:font-size-complex="12pt" style:language-complex="ar" style:country-complex="SA"/>
    </style:style>
    <style:style style:name="T6" style:family="text">
      <style:text-properties style:font-name="Adobe Gothic Std B" fo:font-size="12pt" style:font-name-asian="Adobe Gothic Std B" style:font-size-asian="12pt" style:language-asian="ja" style:country-asian="JP" style:font-name-complex="Adobe Gothic Std B" style:font-size-complex="12pt" style:language-complex="ar" style:country-complex="SA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S Mincho1" style:font-size-asian="14pt" style:language-asian="ja" style:country-asian="JP" style:font-style-asian="normal" style:font-weight-asian="bold" style:font-name-complex="Calibri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MS Mincho1" fo:font-size="14pt" fo:font-weight="bold" style:font-name-asian="MS Mincho1" style:font-size-asian="14pt" style:language-asian="ja" style:country-asian="JP" style:font-weight-asian="bold" style:font-name-complex="MS Mincho1" style:font-size-complex="14pt" style:language-complex="ar" style:country-complex="SA" style:font-weight-complex="bold"/>
    </style:style>
    <style:style style:name="T9" style:family="text">
      <style:text-properties style:font-name="Calibri" fo:font-size="14pt" fo:font-weight="bold" style:font-name-asian="MS Mincho1" style:font-size-asian="14pt" style:language-asian="ja" style:country-asian="JP" style:font-weight-asian="bold" style:font-name-complex="Calibri" style:font-size-complex="14pt" style:language-complex="ar" style:country-complex="SA" style:font-weight-complex="bold"/>
    </style:style>
    <style:style style:name="T10" style:family="text">
      <style:text-properties style:font-name="MS Mincho" fo:font-size="12pt" style:font-name-asian="MS Mincho" style:font-size-asian="12pt" style:font-size-complex="1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Garamond" fo:font-size="12pt" fo:font-style="normal" fo:text-shadow="none" style:text-underline-style="none" style:letter-kerning="true" style:font-name-asian="Adobe Gothic Std B" style:font-size-asian="12pt" style:language-asian="ja" style:country-asian="JP" style:font-style-asian="normal" style:font-name-complex="Garamond" style:font-size-complex="12pt" style:language-complex="ar" style:country-complex="SA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Garamond" fo:font-size="12pt" fo:font-style="normal" fo:text-shadow="none" style:text-underline-style="none" fo:font-weight="bold" style:letter-kerning="true" style:font-name-asian="Adobe Gothic Std B" style:font-size-asian="12pt" style:language-asian="ja" style:country-asian="JP" style:font-style-asian="normal" style:font-weight-asian="bold" style:font-name-complex="Garamond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MS Mincho1" fo:font-size="12pt" fo:font-style="normal" fo:text-shadow="none" style:text-underline-style="none" style:letter-kerning="true" style:font-name-asian="MS Mincho1" style:font-size-asian="12pt" style:language-asian="ja" style:country-asian="JP" style:font-style-asian="normal" style:font-name-complex="MS Mincho1" style:font-size-complex="12pt" style:language-complex="ar" style:country-complex="SA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letter-kerning="true" style:font-name-asian="Adobe Gothic Std B" style:font-size-asian="12pt" style:language-asian="ja" style:country-asian="JP" style:font-style-asian="normal" style:font-weight-asian="normal" style:font-name-complex="Garamond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MS Mincho1" fo:font-size="12pt" fo:font-style="normal" fo:text-shadow="none" style:text-underline-style="none" fo:font-weight="normal" style:letter-kerning="true" style:font-name-asian="MS Mincho1" style:font-size-asian="12pt" style:language-asian="ja" style:country-asian="JP" style:font-style-asian="normal" style:font-weight-asian="normal" style:font-name-complex="MS Mincho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3.429cm" svg:height="3.302cm" svg:x="0.762cm" svg:y="0.635cm">
            <draw:text-box>
              <text:p text:style-name="P1"><text:span text:style-name="T1">日</text:span></text:p>
            </draw:text-box>
          </draw:frame>
          <draw:custom-shape draw:name="Kanji_Box" draw:style-name="gr2" draw:text-style-name="P3" draw:layer="layout" svg:width="3.81cm" svg:height="3.353cm" svg:x="0.635cm" svg:y="0.635cm">
            <text:p/>
            <draw:enhanced-geometry svg:viewBox="0 0 21600 21600" draw:type="rectangle" draw:enhanced-path="M 0 0 L 21600 0 21600 21600 0 21600 0 0 Z N"/>
          </draw:custom-shape>
          <draw:custom-shape draw:name="Meaning_Box" draw:style-name="gr3" draw:text-style-name="P3" draw:layer="layout" svg:width="5.979cm" svg:height="1.676cm" svg:x="4.435cm" svg:y="0.635cm">
            <text:p/>
            <draw:enhanced-geometry svg:viewBox="0 0 21600 21600" draw:type="rectangle" draw:enhanced-path="M 0 0 L 21600 0 21600 21600 0 21600 0 0 Z N"/>
          </draw:custom-shape>
          <draw:custom-shape draw:name="Rreading_Box" draw:style-name="gr3" draw:text-style-name="P3" draw:layer="layout" svg:width="5.979cm" svg:height="1.676cm" svg:x="4.435cm" svg:y="2.311cm">
            <text:p/>
            <draw:enhanced-geometry svg:viewBox="0 0 21600 21600" draw:type="rectangle" draw:enhanced-path="M 0 0 L 21600 0 21600 21600 0 21600 0 0 Z N"/>
          </draw:custom-shape>
          <draw:custom-shape draw:name="Vocabulary_Box" draw:style-name="gr4" draw:text-style-name="P3" draw:layer="layout" svg:width="10.541cm" svg:height="3.353cm" svg:x="10.414cm" svg:y="0.635cm">
            <text:p/>
            <draw:enhanced-geometry svg:viewBox="0 0 21600 21600" draw:type="rectangle" draw:enhanced-path="M 0 0 L 21600 0 21600 21600 0 21600 0 0 Z N"/>
          </draw:custom-shape>
          <draw:custom-shape draw:name="Mnemonic_Box" draw:style-name="gr5" draw:text-style-name="P3" draw:layer="layout" svg:width="18.39cm" svg:height="3.353cm" svg:x="2.565cm" svg:y="3.988cm">
            <text:p/>
            <draw:enhanced-geometry svg:viewBox="0 0 21600 21600" draw:type="rectangle" draw:enhanced-path="M 0 0 L 21600 0 21600 21600 0 21600 0 0 Z N"/>
          </draw:custom-shape>
          <draw:custom-shape draw:name="Entry_Number_Box" draw:style-name="gr6" draw:text-style-name="P3" draw:layer="layout" svg:width="1.93cm" svg:height="0.559cm" svg:x="0.635cm" svg:y="3.988cm">
            <text:p/>
            <draw:enhanced-geometry svg:viewBox="0 0 21600 21600" draw:type="rectangle" draw:enhanced-path="M 0 0 L 21600 0 21600 21600 0 21600 0 0 Z N"/>
          </draw:custom-shape>
          <draw:custom-shape draw:name="Radical_and_Number_Box" draw:style-name="gr6" draw:text-style-name="P3" draw:layer="layout" svg:width="1.93cm" svg:height="0.559cm" svg:x="0.635cm" svg:y="4.547cm">
            <text:p/>
            <draw:enhanced-geometry svg:viewBox="0 0 21600 21600" draw:type="rectangle" draw:enhanced-path="M 0 0 L 21600 0 21600 21600 0 21600 0 0 Z N"/>
          </draw:custom-shape>
          <draw:custom-shape draw:name="Dictionary_Box" draw:style-name="gr6" draw:text-style-name="P3" draw:layer="layout" svg:width="1.93cm" svg:height="0.559cm" svg:x="0.635cm" svg:y="6.223cm">
            <text:p/>
            <draw:enhanced-geometry svg:viewBox="0 0 21600 21600" draw:type="rectangle" draw:enhanced-path="M 0 0 L 21600 0 21600 21600 0 21600 0 0 Z N"/>
          </draw:custom-shape>
          <draw:custom-shape draw:name="KLC_ID_Box" draw:style-name="gr7" draw:text-style-name="P3" draw:layer="layout" svg:width="0.965cm" svg:height="0.559cm" svg:x="0.635cm" svg:y="6.782cm">
            <text:p/>
            <draw:enhanced-geometry svg:viewBox="0 0 21600 21600" draw:type="rectangle" draw:enhanced-path="M 0 0 L 21600 0 21600 21600 0 21600 0 0 Z N"/>
          </draw:custom-shape>
          <draw:custom-shape draw:name="Nonstandard_Form_Box" draw:style-name="gr8" draw:text-style-name="P3" draw:layer="layout" svg:width="1.93cm" svg:height="1.118cm" svg:x="0.635cm" svg:y="5.105cm">
            <text:p/>
            <draw:enhanced-geometry svg:viewBox="0 0 21600 21600" draw:type="rectangle" draw:enhanced-path="M 0 0 L 21600 0 21600 21600 0 21600 0 0 Z N"/>
          </draw:custom-shape>
          <draw:custom-shape draw:name="KLC_ID_Box" draw:style-name="gr7" draw:text-style-name="P3" draw:layer="layout" svg:width="0.965cm" svg:height="0.559cm" svg:x="1.6cm" svg:y="6.78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10.668cm" svg:height="3.302cm" svg:x="10.387cm" svg:y="0.635cm">
            <draw:text-box>
              <text:p text:style-name="P4"><text:span text:style-name="T2">2</text:span><text:span text:style-name="T3">日々・ひび　</text:span><text:span text:style-name="T3">daily; days</text:span></text:p>
              <text:p text:style-name="P4"><text:span text:style-name="T2">2</text:span><text:span text:style-name="T3">日にち・ひにち </text:span><text:span text:style-name="T3">date; number of days</text:span></text:p>
              <text:p text:style-name="P4"><text:span text:style-name="T2">2</text:span><text:span text:style-name="T3">日に日に・ひにひに　</text:span><text:span text:style-name="T3">day by day, every day</text:span></text:p>
              <text:p text:style-name="P4"><text:span text:style-name="T2">2</text:span><text:span text:style-name="T3">ある日・あるひ　</text:span><text:span text:style-name="T3">one day, a certain day</text:span></text:p>
              <text:p text:style-name="P4"><text:span text:style-name="T2">3</text:span><text:span text:style-name="T3">日ソ・にっソ　</text:span><text:span text:style-name="T3">Japan and the Soviet Union, </text:span><text:span text:style-name="T3">　　</text:span></text:p>
              <text:p text:style-name="P4"><text:span text:style-name="T3">　　　　　　</text:span><text:span text:style-name="T4">Japanese-Soviet</text:span></text:p>
            </draw:text-box>
          </draw:frame>
          <draw:frame draw:style-name="gr10" draw:text-style-name="P7" draw:layer="layout" svg:width="6.096cm" svg:height="1.651cm" svg:x="4.318cm" svg:y="0.635cm">
            <draw:text-box>
              <text:p text:style-name="P6"><text:span text:style-name="T5">1</text:span><text:span text:style-name="T6"> SUN</text:span></text:p>
              <text:p text:style-name="P6"><text:span text:style-name="T5">2</text:span><text:span text:style-name="T6"> DAY</text:span></text:p>
              <text:p text:style-name="P6"><text:span text:style-name="T5">3</text:span><text:span text:style-name="T6"> JAPAN</text:span></text:p>
            </draw:text-box>
          </draw:frame>
          <draw:frame draw:style-name="gr10" draw:text-style-name="P9" draw:layer="layout" svg:width="6.096cm" svg:height="1.651cm" svg:x="4.318cm" svg:y="2.286cm">
            <draw:text-box>
              <text:p text:style-name="P8"><text:span text:style-name="T7">ニチ</text:span><text:span text:style-name="T8">・</text:span><text:span text:style-name="T9">ジツ</text:span></text:p>
              <text:p text:style-name="P8"><text:span text:style-name="T7">ひ・–び</text:span><text:span text:style-name="T8">・</text:span><text:span text:style-name="T9">–か</text:span></text:p>
            </draw:text-box>
          </draw:frame>
          <draw:frame draw:style-name="gr11" draw:text-style-name="P11" draw:layer="layout" svg:width="1.88cm" svg:height="0.674cm" svg:x="0.635cm" svg:y="3.937cm">
            <draw:text-box>
              <text:p text:style-name="P10"><text:span text:style-name="T10">1234</text:span></text:p>
            </draw:text-box>
          </draw:frame>
          <draw:frame draw:style-name="gr12" draw:text-style-name="P7" draw:layer="layout" svg:width="1.905cm" svg:height="0.674cm" svg:x="0.635cm" svg:y="4.533cm">
            <draw:text-box>
              <text:p text:style-name="P10"><text:span text:style-name="T10">日 </text:span><text:span text:style-name="T10">999</text:span></text:p>
            </draw:text-box>
          </draw:frame>
          <draw:frame draw:style-name="gr11" draw:text-style-name="P11" draw:layer="layout" svg:width="1.88cm" svg:height="0.674cm" svg:x="0.635cm" svg:y="6.172cm">
            <draw:text-box>
              <text:p text:style-name="P10"><text:span text:style-name="T10">1234</text:span></text:p>
            </draw:text-box>
          </draw:frame>
          <draw:frame draw:style-name="gr11" draw:text-style-name="P11" draw:layer="layout" svg:width="1.016cm" svg:height="0.674cm" svg:x="0.635cm" svg:y="6.731cm">
            <draw:text-box>
              <text:p text:style-name="P10"><text:span text:style-name="T10">語</text:span></text:p>
            </draw:text-box>
          </draw:frame>
          <draw:frame draw:style-name="gr11" draw:text-style-name="P11" draw:layer="layout" svg:width="0.889cm" svg:height="0.674cm" svg:x="1.636cm" svg:y="6.731cm">
            <draw:text-box>
              <text:p text:style-name="P10"><text:span text:style-name="T10">語</text:span></text:p>
            </draw:text-box>
          </draw:frame>
          <draw:frame draw:style-name="gr9" draw:text-style-name="P7" draw:layer="layout" svg:width="18.341cm" svg:height="3.302cm" svg:x="2.487cm" svg:y="4.035cm">
            <draw:text-box>
              <text:p text:style-name="P6"><text:span text:style-name="T11">We begin with the common character and the source of all life, the </text:span><text:span text:style-name="T12">SUN</text:span><text:span text:style-name="T11">. </text:span><text:span text:style-name="T13">日</text:span><text:span text:style-name="T11">depicts the SUN with a line drawn along its equator. It also means </text:span><text:span text:style-name="T12">DAY</text:span><text:span text:style-name="T11">, as well as </text:span><text:span text:style-name="T12">JAPAN</text:span><text:span text:style-name="T14"> (as an abbreviation for </text:span><text:span text:style-name="T15">日本</text:span><text:span text:style-name="T14">[</text:span><text:span text:style-name="T15">にほん</text:span><text:span text:style-name="T14">]). In the didactic vocabulary, note the symbol </text:span><text:span text:style-name="T15">々</text:span><text:span text:style-name="T14">, which means “repeat last character”; thus, </text:span><text:span text:style-name="T15">日々</text:span><text:span text:style-name="T15">=</text:span><text:span text:style-name="T15">日日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Mincho" svg:font-family="'MS Mincho'" style:font-family-generic="modern" style:font-pitch="fixed"/>
    <style:font-face style:name="MS Mincho Western" svg:font-family="'MS Mincho Western', '‚l‚r –¾’©'" style:font-family-generic="modern" style:font-pitch="fixed"/>
    <style:font-face style:name="MS Mincho1" svg:font-family="'MS Mincho', 'ＭＳ 明朝'" style:font-family-generic="modern" style:font-pitch="fixed"/>
    <style:font-face style:name="Calibri1" svg:font-family="Calibri" style:font-family-generic="modern" style:font-pitch="variable"/>
    <style:font-face style:name="MS Mincho2" svg:font-family="'MS Mincho', 'ＭＳ 明朝'" style:font-family-generic="moder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MS Mincho1" style:font-family-asian="'MS Mincho', 'ＭＳ 明朝'" style:font-family-generic-asian="modern" style:font-pitch-asian="fixed" style:font-size-asian="11pt" style:language-asian="ja" style:country-asian="JP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5-27T23:06:39.696000000</meta:creation-date>
    <dc:date>2022-05-28T00:23:22.774000000</dc:date>
    <meta:editing-duration>PT8M46S</meta:editing-duration>
    <meta:editing-cycles>2</meta:editing-cycles>
    <meta:generator>LibreOffice/6.2.5.2$Windows_X86_64 LibreOffice_project/1ec314fa52f458adc18c4f025c545a4e8b22c159</meta:generator>
    <meta:document-statistic meta:object-count="22"/>
  </office:meta>
</office:document-meta>
</file>